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1cm" draw:marker-start-width="0.381cm" draw:marker-end-width="0.533cm" draw:textarea-horizontal-align="justify" draw:textarea-vertical-align="middle" draw:auto-grow-height="false" fo:padding-top="0.024cm" fo:padding-bottom="0.024cm" fo:padding-left="0.149cm" fo:padding-right="0.149cm"/>
    </style:style>
    <style:style style:name="gr3" style:family="graphic" style:parent-style-name="standard">
      <style:graphic-properties draw:marker-end="Arrow" draw:marker-end-width="0.61cm" draw:textarea-horizontal-align="center"/>
    </style:style>
    <style:style style:name="gr4" style:family="graphic" style:parent-style-name="standard">
      <style:graphic-properties draw:stroke="solid" svg:stroke-width="0.051cm" svg:stroke-color="#000000" draw:marker-start-width="0.381cm" draw:marker-end-width="0.838cm" draw:fill="solid" draw:fill-color="#ff8080" draw:textarea-horizontal-align="left" draw:auto-grow-height="true" draw:auto-grow-width="true" fo:min-height="0cm" fo:min-width="0cm" fo:padding-top="0.1cm" fo:padding-bottom="0.1cm" fo:padding-left="0.225cm" fo:padding-right="0.225cm"/>
    </style:style>
    <style:style style:name="gr5" style:family="graphic" style:parent-style-name="standard">
      <style:graphic-properties draw:stroke="solid" svg:stroke-width="0.051cm" svg:stroke-color="#000000" draw:marker-start-width="0.381cm" draw:marker-end-width="0.838cm" draw:fill="solid" draw:fill-color="#23ff23" draw:textarea-horizontal-align="left" draw:auto-grow-height="true" draw:auto-grow-width="true" fo:min-height="0cm" fo:min-width="0cm" fo:padding-top="0.1cm" fo:padding-bottom="0.1cm" fo:padding-left="0.225cm" fo:padding-right="0.2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000080" draw:fill="solid" draw:fill-color="#ffffcc" draw:textarea-horizontal-align="center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57cm"/>
    </style:style>
    <style:style style:name="pr5" style:family="presentation" style:parent-style-name="Default-outline1">
      <style:graphic-properties fo:min-height="10.35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Mono'" style:font-family-generic="modern" style:font-pitch="fixed" fo:font-size="22pt" style:font-size-asian="22pt" style:font-size-complex="22pt"/>
    </style:style>
    <style:style style:name="P3" style:family="paragraph">
      <style:text-properties fo:font-size="42pt" style:font-size-asian="42pt" style:font-size-complex="42pt"/>
    </style:style>
    <style:style style:name="P4" style:family="paragraph">
      <style:text-properties fo:font-size="20pt"/>
    </style:style>
    <style:style style:name="P5" style:family="paragraph">
      <style:text-properties style:use-window-font-color="true" fo:font-family="'Liberation Mono'" style:font-family-generic="modern" style:font-pitch="fixed" fo:font-size="26pt" style:font-size-asian="26pt" style:font-size-complex="26pt"/>
    </style:style>
    <style:style style:name="P6" style:family="paragraph">
      <style:text-properties fo:font-size="18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family="'Liberation Mono'" style:font-family-generic="modern" style:font-pitch="fixed" fo:font-weight="normal" style:font-weight-asian="normal" style:font-weight-complex="normal"/>
    </style:style>
    <style:style style:name="T2" style:family="text">
      <style:text-properties fo:font-family="'Liberation Mono'" style:font-family-generic="modern" style:font-pitch="fixed" fo:font-weight="normal" style:font-weight-asian="normal" style:font-weight-complex="normal"/>
    </style:style>
    <style:style style:name="T3" style:family="text">
      <style:text-properties fo:font-family="'Liberation Mono'" style:font-family-generic="modern" style:font-pitch="fixed"/>
    </style:style>
    <style:style style:name="T4" style:family="text">
      <style:text-properties fo:font-family="Arial" style:font-family-generic="swiss"/>
    </style:style>
    <style:style style:name="T5" style:family="text">
      <style:text-properties fo:font-family="'Liberation Mono'" style:font-family-generic="modern" style:font-pitch="fixed"/>
    </style:style>
    <style:style style:name="T6" style:family="text">
      <style:text-properties fo:font-family="'Liberation Mono'" style:font-family-generic="modern" style:font-pitch="fixed" fo:font-size="22pt" style:font-size-asian="22pt" style:font-size-complex="22pt"/>
    </style:style>
    <style:style style:name="T7" style:family="text">
      <style:text-properties fo:font-size="42pt" fo:font-weight="normal" style:font-size-asian="42pt" style:font-weight-asian="normal" style:font-size-complex="42pt" style:font-weight-complex="normal"/>
    </style:style>
    <style:style style:name="T8" style:family="text">
      <style:text-properties fo:font-size="42pt" style:font-size-asian="42pt" style:font-size-complex="4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family="'Liberation Mono'" style:font-family-generic="modern" style:font-pitch="fixed" fo:font-size="32pt" style:font-size-asian="32pt" style:font-size-complex="32pt"/>
    </style:style>
    <style:style style:name="T11" style:family="text">
      <style:text-properties fo:font-family="'Liberation Mono'" style:font-family-generic="modern" style:font-pitch="fixed" fo:font-size="28pt" style:font-size-asian="28pt" style:font-size-complex="2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style:use-window-font-color="true" fo:font-family="'Liberation Mono'" style:font-family-generic="modern" style:font-pitch="fixed" fo:font-size="26pt" style:font-size-asian="26pt" style:font-size-complex="26pt"/>
    </style:style>
    <style:style style:name="T15" style:family="text">
      <style:text-properties fo:font-family="'Liberation Mono'" style:font-family-generic="modern" style:font-pitch="fixed" fo:font-size="26pt" style:font-size-asian="26pt" style:font-size-complex="26pt"/>
    </style:style>
    <style:style style:name="T16" style:family="text">
      <style:text-properties fo:color="#0000ff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b80047" fo:font-family="'Liberation Mono'" style:font-family-generic="modern" style:font-pitch="fixed" fo:font-size="26pt" style:font-size-asian="26pt" style:font-size-complex="26pt"/>
    </style:style>
    <style:style style:name="T18" style:family="text">
      <style:text-properties fo:font-family="'Liberation Mono'" style:font-family-generic="modern" style:font-pitch="fixed" fo:font-size="14pt" style:font-size-asian="14pt" style:font-size-complex="14pt"/>
    </style:style>
    <style:style style:name="T19" style:family="text">
      <style:text-properties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color="#0000ff" fo:font-family="'Liberation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0000ff" fo:font-family="'Liberation Mono'" style:font-family-generic="modern" style:font-pitch="fixe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nstallation &amp; Usage</text:p>
          </draw:text-box>
        </draw:frame>
        <draw:frame presentation:style-name="pr2" draw:layer="layout" svg:width="25.199cm" svg:height="13.61cm" svg:x="1.4cm" svg:y="4.914cm" presentation:class="outline" presentation:user-transformed="true">
          <draw:text-box>
            <text:p>Install the Checker Framework from:<text:line-break/><text:line-break/><text:span text:style-name="T1">http://tinyurl.com/cf-osb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ersonal blog demo</text:p>
          </draw:text-box>
        </draw:frame>
        <draw:frame presentation:style-name="pr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Download personalblog.zip from<text:line-break/><text:line-break/><text:tab/><text:span text:style-name="T2"><text:a xlink:href="http://tinyurl.com/cf-osb11">http://tinyurl.com/cf-osb11</text:a></text:span><text:span text:style-name="T2"><text:line-break/></text:span><text:span text:style-name="T2"/></text:p>
              </text:list-item>
              <text:list-item>
                <text:p>Go into directory<text:line-break/><text:line-break/><text:tab/><text:span text:style-name="T3">personalblog-demo</text:span><text:line-break/></text:p>
              </text:list-item>
              <text:list-item>
                <text:p>Follow me along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JDK's String representations of class names:</text:p>
                <text:list>
                  <text:list-item>
                    <text:p><text:span text:style-name="T4">Fully qualified names: </text:span><text:span text:style-name="T4"><text:tab/></text:span><text:span text:style-name="T4"> <text:s/></text:span><text:span text:style-name="T5">package.Outer.Inner</text:span></text:p>
                  </text:list-item>
                  <text:list-item>
                    <text:p>Binary names: <text:tab/><text:tab/><text:tab/> <text:s/><text:span text:style-name="T5">package.Outer$Inner</text:span></text:p>
                  </text:list-item>
                  <text:list-item>
                    <text:p>Field descriptors:<text:tab/><text:tab/><text:tab/>L<text:span text:style-name="T5">package/Outer$Inner;</text:span></text:p>
                  </text:list-item>
                </text:list>
              </text:list-item>
              <text:list-item>
                <text:p text:id="id5">Important to keep them separated<text:line-break/><text:line-break/><text:line-break/><text:line-break/></text:p>
              </text:list-item>
            </text:list>
          </draw:text-box>
        </draw:frame>
        <draw:custom-shape draw:style-name="gr2" draw:text-style-name="P2" draw:id="id2" draw:layer="layout" svg:width="5.715cm" svg:height="1.27cm" svg:x="12.335cm" svg:y="13.705cm">
          <text:p text:style-name="P1"><text:span text:style-name="T6">Unqualifie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5.08cm" svg:height="1.27cm" svg:x="12.661cm" svg:y="17.48cm">
          <text:p text:style-name="P1"><text:span text:style-name="T6">Binary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id="id6" draw:layer="layout" draw:type="line" svg:x1="15.201cm" svg:y1="17.48cm" svg:x2="15.192cm" svg:y2="14.975cm" draw:start-shape="id1" draw:start-glue-point="0" draw:end-shape="id2" draw:end-glue-point="2" svg:d="m15201 17480-9-2505">
          <text:p/>
        </draw:connector>
        <draw:custom-shape draw:style-name="gr2" draw:text-style-name="P2" draw:id="id3" draw:layer="layout" svg:width="8.89cm" svg:height="1.27cm" svg:x="1.84cm" svg:y="17.48cm">
          <text:p text:style-name="P1"><text:span text:style-name="T6">FullyQualified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id="id7" draw:layer="layout" draw:type="line" svg:x1="6.285cm" svg:y1="17.48cm" svg:x2="12.335cm" svg:y2="14.34cm" draw:start-shape="id3" draw:start-glue-point="0" draw:end-shape="id2" svg:d="m6285 17480 6050-3140">
          <text:p/>
        </draw:connector>
        <draw:custom-shape draw:style-name="gr2" draw:text-style-name="P2" draw:id="id4" draw:layer="layout" svg:width="7.545cm" svg:height="1.27cm" svg:x="19.62cm" svg:y="17.48cm">
          <text:p text:style-name="P1"><text:span text:style-name="T6">FieldDescrip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id="id8" draw:layer="layout" draw:type="line" svg:x1="23.392cm" svg:y1="17.48cm" svg:x2="18.05cm" svg:y2="14.34cm" draw:start-shape="id4" draw:start-glue-point="0" draw:end-shape="id2" draw:end-glue-point="1" svg:d="m23392 17480-5342-3140">
          <text:p/>
        </draw:connector>
        <draw:frame presentation:style-name="pr4" draw:text-style-name="P3" draw:layer="layout" svg:width="28cm" svg:height="3.57cm" svg:x="0cm" svg:y="0.806cm" presentation:class="title" presentation:user-transformed="true">
          <draw:text-box>
            <text:list text:style-name="L1">
              <text:list-header>
                <text:p><text:span text:style-name="T7">Java type signatur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3" draw:layer="layout" svg:width="28cm" svg:height="3.57cm" svg:x="0cm" svg:y="0.806cm" presentation:class="title" presentation:user-transformed="true">
          <draw:text-box>
            <text:list text:style-name="L1">
              <text:list-header>
                <text:p><text:span text:style-name="T8">Reveals </text:span><text:span text:style-name="T7">bugs!</text:span></text:p>
              </text:list-header>
            </text:list>
          </draw:text-box>
        </draw:frame>
        <draw:frame presentation:style-name="pr2" draw:layer="layout" svg:width="25.199cm" svg:height="13.61cm" svg:x="1.4cm" svg:y="4.914cm" presentation:class="outline" presentation:user-transformed="true">
          <draw:text-box>
            <text:p><text:span text:style-name="T9"/></text:p>
            <text:p><text:span text:style-name="T9">Signature Checker:</text:span></text:p>
            <text:list text:style-name="L2">
              <text:list-item>
                <text:list>
                  <text:list-item>
                    <text:p><text:span text:style-name="T9">11 crashing bugs in OpenJDK</text:span></text:p>
                  </text:list-item>
                  <text:list-item>
                    <text:p><text:span text:style-name="T9">13 in libra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6.54cm" svg:height="13.61cm" svg:x="1.4cm" svg:y="4.914cm" presentation:class="outline" presentation:user-transformed="true">
          <draw:text-box>
            <text:p><text:span text:style-name="T9">Example from </text:span><text:span text:style-name="T10">java.lang.Class</text:span><text:span text:style-name="T9">:</text:span></text:p>
            <text:list text:style-name="L2">
              <text:list-header>
                <text:p><text:span text:style-name="T11">static Class&lt;?&gt; forName(String className)</text:span></text:p>
              </text:list-header>
            </text:list>
            <text:p><text:span text:style-name="T12">“</text:span><text:span text:style-name="T12">Returns the Class object associated with the class or interface with the given string name. ...</text:span><text:span text:style-name="T12"><text:line-break/></text:span><text:span text:style-name="T12">Parameters:</text:span><text:span text:style-name="T12"><text:line-break/></text:span><text:span text:style-name="T12"> <text:s/>className - the </text:span><text:span text:style-name="T13">fully qualified name</text:span><text:span text:style-name="T12"> of the</text:span><text:span text:style-name="T12"><text:line-break/></text:span><text:span text:style-name="T12"> <text:s text:c="3"/>desired class”</text:span></text:p>
            <text:p text:id="id9"><text:span text:style-name="T10">Class.forName(“package.Outer.Inner”)</text:span></text:p>
            <text:p text:id="id11"><text:span text:style-name="T10">Class.forName(“package.Outer$Inner”)</text:span></text:p>
          </draw:text-box>
        </draw:frame>
        <draw:frame draw:style-name="gr4" draw:text-style-name="P5" draw:id="id10" draw:layer="layout" svg:width="18.063cm" svg:height="1.242cm" svg:x="9.375cm" svg:y="12.979cm">
          <draw:text-box>
            <text:p><text:span text:style-name="T14">java.lang.ClassNotFoundException</text:span></text:p>
          </draw:text-box>
        </draw:frame>
        <draw:frame draw:style-name="gr5" draw:text-style-name="P5" draw:id="id12" draw:layer="layout" svg:width="2.103cm" svg:height="1.242cm" svg:x="20.122cm" svg:y="17.78cm">
          <draw:text-box>
            <text:p><text:span text:style-name="T14">OK!</text:span></text:p>
          </draw:text-box>
        </draw:frame>
        <draw:frame presentation:style-name="pr4" draw:text-style-name="P3" draw:layer="layout" svg:width="28cm" svg:height="3.57cm" svg:x="0cm" svg:y="0.806cm" presentation:class="title" presentation:user-transformed="true">
          <draw:text-box>
            <text:list text:style-name="L1">
              <text:list-header>
                <text:p><text:span text:style-name="T8">Example </text:span><text:span text:style-name="T7">bug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ignature String Checker</text:p>
          </draw:text-box>
        </draw:frame>
        <draw:frame presentation:style-name="pr2" draw:layer="layout" svg:width="25.199cm" svg:height="13.61cm" svg:x="1.4cm" svg:y="4.714cm" presentation:class="outline" presentation:user-transformed="true">
          <draw:text-box>
            <text:p>Annotated source:</text:p>
          </draw:text-box>
        </draw:frame>
        <draw:frame draw:style-name="gr6" draw:text-style-name="P6" draw:layer="layout" svg:width="27.469cm" svg:height="8.579cm" svg:x="0.584cm" svg:y="7.681cm">
          <draw:text-box>
            <text:p><text:span text:style-name="T15">class Class&lt;T&gt; {</text:span></text:p>
            <text:p><text:span text:style-name="T15"><text:s text:c="2"/></text:span><text:span text:style-name="T15">Class&lt;?&gt; forName(</text:span><text:span text:style-name="T16">@BinaryName</text:span><text:span text:style-name="T15"> String className);</text:span><text:span text:style-name="T15"><text:line-break/></text:span><text:span text:style-name="T15"> <text:s/></text:span><text:span text:style-name="T16">@BinaryName</text:span><text:span text:style-name="T15"> String getName();</text:span><text:span text:style-name="T15"><text:line-break/></text:span><text:span text:style-name="T15"> <text:s/></text:span><text:span text:style-name="T16">@FullyQualifiedName</text:span><text:span text:style-name="T15"> String getCanonicalName();</text:span><text:span text:style-name="T15"><text:line-break/></text:span><text:span text:style-name="T15">}</text:span><text:span text:style-name="T15"><text:line-break/></text:span><text:span text:style-name="T15"/></text:p>
            <text:p text:id="id13"><text:span text:style-name="T15">String name = myclass.getCanonicalName();</text:span></text:p>
            <text:p text:id="id14"><text:span text:style-name="T17">Class.forName(name); // Warn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7" draw:text-style-name="P1" draw:id="id17" draw:layer="layout" svg:width="14.829cm" svg:height="3.678cm" svg:x="12.935cm" svg:y="14.737cm">
          <text:p/>
          <draw:enhanced-geometry svg:viewBox="0 0 21600 21600" draw:type="rectangle" draw:enhanced-path="M 0 0 L 21600 0 21600 21600 0 21600 0 0 Z N"/>
        </draw:custom-shape>
        <draw:polygon draw:style-name="gr8" draw:text-style-name="P1" draw:id="id15" draw:layer="layout" svg:width="12.699cm" svg:height="26.468cm" draw:transform="rotate (-1.57079632679579) translate (26.704cm 5.11299999989795cm)" svg:viewBox="0 0 12700 26469" draw:points="0,-26939 12700,-26939 12700,-39543 9525,-39543 9525,-53408 0,-53408">
          <text:p/>
        </draw:polygon>
        <draw:frame presentation:style-name="pr1" draw:layer="layout" svg:width="25.199cm" svg:height="3.256cm" svg:x="1.4cm" svg:y="0.962cm" presentation:class="title">
          <draw:text-box>
            <text:p>Signature String Checker</text:p>
          </draw:text-box>
        </draw:frame>
        <draw:frame presentation:style-name="pr5" draw:text-style-name="P7" draw:layer="layout" svg:width="13.404cm" svg:height="12.181cm" svg:x="0.436cm" svg:y="5.499cm" presentation:class="outline" presentation:user-transformed="true">
          <draw:text-box>
            <text:p><text:span text:style-name="T18">@TypeQualifier</text:span><text:span text:style-name="T18"><text:line-break/></text:span><text:span text:style-name="T18">@SubtypeOf({Unqualified.class})</text:span><text:span text:style-name="T18"><text:line-break/></text:span><text:span text:style-name="T18">@ImplicitFor(stringPatterns="^[A-Za-z_]</text:span><text:span text:style-name="T18"><text:line-break/></text:span><text:span text:style-name="T18"> <text:s/>[A-Za-z_0-9]*(\\.[A-Za-z_][A-Za-z_0-9]</text:span><text:span text:style-name="T18"><text:line-break/></text:span><text:span text:style-name="T18"> <text:s/>*)*(\\[\\])*$")</text:span><text:span text:style-name="T18"><text:line-break/></text:span><text:span text:style-name="T18">public @interface </text:span><text:span text:style-name="T19">FullyQualifiedName</text:span><text:span text:style-name="T18"> {}</text:span></text:p>
            <text:p><text:span text:style-name="T18">@TypeQualifier</text:span><text:span text:style-name="T18"><text:line-break/></text:span><text:span text:style-name="T18">@SubtypeOf({Unqualified.class})</text:span><text:span text:style-name="T18"><text:line-break/></text:span><text:span text:style-name="T18">@ImplicitFor(stringPatterns="^[A-Za-z_]</text:span><text:span text:style-name="T18"><text:line-break/></text:span><text:span text:style-name="T18"> <text:s/>[A-Za-z_0-9]*(\\.[A-Za-z_][A-Za-z_0-9]</text:span><text:span text:style-name="T18"><text:line-break/></text:span><text:span text:style-name="T18"> <text:s/>*)*(\\$[A-Za-z_][A-Za-z_0-9]*)?(\\[\\]</text:span><text:span text:style-name="T18"><text:line-break/></text:span><text:span text:style-name="T18"> <text:s/>)*$")</text:span><text:span text:style-name="T18"><text:line-break/></text:span><text:span text:style-name="T18">public @interface </text:span><text:span text:style-name="T19">BinaryName</text:span><text:span text:style-name="T18"> {}</text:span></text:p>
            <text:p><text:span text:style-name="T18">@TypeQualifier</text:span><text:span text:style-name="T18"><text:line-break/></text:span><text:span text:style-name="T18">@SubtypeOf({Unqualified.class})</text:span><text:span text:style-name="T18"><text:line-break/></text:span><text:span text:style-name="T18">@ImplicitFor(stringPatterns="^\\[*([BCDF</text:span><text:span text:style-name="T18"><text:line-break/></text:span><text:span text:style-name="T18"> <text:s/>IJSZ]|L[A-Za-z_][A-Za-z_0-9]*(/[A-Za-z_]</text:span><text:span text:style-name="T18"><text:line-break/></text:span><text:span text:style-name="T18"> <text:s/>[A-Za-z_0-9]*)*(\\$[A-Za-z_][A-Za-z_0-9]</text:span><text:span text:style-name="T18"><text:line-break/></text:span><text:span text:style-name="T18"> <text:s/>*)?;)$")</text:span><text:span text:style-name="T18"><text:line-break/></text:span><text:span text:style-name="T18">public @interface </text:span><text:span text:style-name="T19">FieldDescriptor</text:span><text:span text:style-name="T18"> {}</text:span></text:p>
          </draw:text-box>
        </draw:frame>
        <draw:frame presentation:style-name="pr5" draw:text-style-name="P7" draw:layer="layout" svg:width="14.964cm" svg:height="12.681cm" svg:x="13.036cm" svg:y="5.499cm" presentation:class="outline" presentation:user-transformed="true">
          <draw:text-box>
            <text:p><text:span text:style-name="T18">@TypeQualifier</text:span><text:span text:style-name="T18"><text:line-break/></text:span><text:span text:style-name="T18">@SubtypeOf({BinaryName.class,</text:span><text:span text:style-name="T18"><text:line-break/></text:span><text:span text:style-name="T18"> <text:s/>FullyQualifiedName.class})</text:span><text:span text:style-name="T18"><text:line-break/></text:span><text:span text:style-name="T18">public @interface </text:span><text:span text:style-name="T19">SourceName</text:span><text:span text:style-name="T18"> {}</text:span></text:p>
            <text:p><text:span text:style-name="T18">@TypeQualifier</text:span><text:span text:style-name="T18"><text:line-break/></text:span><text:span text:style-name="T18">@SubtypeOf({Unqualified.class})</text:span><text:span text:style-name="T18"><text:line-break/></text:span><text:span text:style-name="T18">public @interface </text:span><text:span text:style-name="T19">MethodDescriptor</text:span><text:span text:style-name="T18"> {}</text:span></text:p>
            <text:p><text:span text:style-name="T18">@TypeQualifier</text:span><text:span text:style-name="T18"><text:line-break/></text:span><text:span text:style-name="T18">@SubtypeOf({BinaryName.class,</text:span><text:span text:style-name="T18"><text:line-break/></text:span><text:span text:style-name="T18"> <text:s/>FieldDescriptor.class, SourceName.class,</text:span><text:span text:style-name="T18"><text:line-break/></text:span><text:span text:style-name="T18"> <text:s/>FullyQualifiedName.class, MethodDescriptor.class})</text:span><text:span text:style-name="T18"><text:line-break/></text:span><text:span text:style-name="T18">@ImplicitFor(trees={Tree.Kind.NULL_LITERAL})</text:span><text:span text:style-name="T18"><text:line-break/></text:span><text:span text:style-name="T18">public @interface </text:span><text:span text:style-name="T19">SignatureBottom</text:span><text:span text:style-name="T18"> {}</text:span></text:p>
            <text:p><text:span text:style-name="T18">@TypeQualifiers({BinaryName.class,</text:span><text:span text:style-name="T18"><text:line-break/></text:span><text:span text:style-name="T18"> <text:s/>FullyQualifiedName.class, SourceName.class,</text:span><text:span text:style-name="T18"><text:line-break/></text:span><text:span text:style-name="T18"> <text:s/>FieldDescriptor.class, Unqualified.class,</text:span><text:span text:style-name="T18"><text:line-break/></text:span><text:span text:style-name="T18"> <text:s/>MethodDescriptor.class, SignatureBottom.class})</text:span><text:span text:style-name="T18"><text:line-break/></text:span><text:span text:style-name="T18">public final class </text:span><text:span text:style-name="T19">SignatureChecker</text:span><text:span text:style-name="T18"><text:line-break/></text:span><text:span text:style-name="T18"> <text:s/>extends </text:span><text:span text:style-name="T19">BaseTypeChecker</text:span><text:span text:style-name="T18"> {}</text:span></text:p>
          </draw:text-box>
        </draw:frame>
        <draw:frame draw:style-name="gr6" draw:text-style-name="P8" draw:id="id16" draw:layer="layout" svg:width="7.098cm" svg:height="1.352cm" svg:x="19.554cm" svg:y="3.757cm">
          <draw:text-box>
            <text:p><text:span text:style-name="T12">Type Qualifiers</text:span></text:p>
          </draw:text-box>
        </draw:frame>
        <draw:frame draw:style-name="gr6" draw:text-style-name="P8" draw:id="id18" draw:layer="layout" svg:width="6.602cm" svg:height="1.352cm" svg:x="16.51cm" svg:y="18.415cm">
          <draw:text-box>
            <text:p><text:span text:style-name="T12">Type Check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isting type checkers</text:p>
          </draw:text-box>
        </draw:frame>
        <draw:frame presentation:style-name="pr2" draw:text-style-name="P9" draw:layer="layout" svg:width="10.03cm" svg:height="16.829cm" svg:x="1.4cm" svg:y="3.814cm" presentation:class="outline" presentation:user-transformed="true">
          <draw:text-box>
            <text:p text:style-name="P9"><text:span text:style-name="T20">Property to ensure:</text:span></text:p>
            <text:list text:style-name="L2">
              <text:list-item>
                <text:p text:style-name="P9"><text:span text:style-name="T20">Nullness</text:span><text:span text:style-name="T20"><text:tab/></text:span><text:span text:style-name="T20"><text:tab/></text:span><text:span text:style-name="T20"><text:tab/></text:span><text:span text:style-name="T20"><text:tab/></text:span></text:p>
              </text:list-item>
              <text:list-item>
                <text:p text:style-name="P9"><text:span text:style-name="T20">Interning</text:span></text:p>
              </text:list-item>
              <text:list-item>
                <text:p text:style-name="P9"><text:span text:style-name="T20">Mutability &amp; Sharing</text:span></text:p>
              </text:list-item>
              <text:list-item>
                <text:p text:style-name="P9"><text:span text:style-name="T20">Fake enumerations</text:span></text:p>
              </text:list-item>
              <text:list-item>
                <text:p text:style-name="P9"><text:span text:style-name="T20">Java type signatures</text:span></text:p>
              </text:list-item>
              <text:list-item>
                <text:p text:style-name="P9"><text:span text:style-name="T20">Internationalization</text:span></text:p>
              </text:list-item>
              <text:list-item>
                <text:p text:style-name="P9"><text:span text:style-name="T20">Regular expressions</text:span></text:p>
              </text:list-item>
              <text:list-item>
                <text:p text:style-name="P9"><text:span text:style-name="T20">Tainting</text:span></text:p>
              </text:list-item>
              <text:list-item>
                <text:p><text:span text:style-name="T20">Concurrency</text:span></text:p>
              </text:list-item>
              <text:list-item>
                <text:p><text:span text:style-name="T20">Object encapsulation</text:span></text:p>
              </text:list-item>
              <text:list-item>
                <text:p><text:span text:style-name="T20">Energy efficiency</text:span></text:p>
              </text:list-item>
            </text:list>
          </draw:text-box>
        </draw:frame>
        <draw:frame presentation:style-name="pr2" draw:text-style-name="P9" draw:layer="layout" svg:width="12.905cm" svg:height="17.016cm" svg:x="14.4cm" svg:y="3.815cm" presentation:class="outline" presentation:user-transformed="true">
          <draw:text-box>
            <text:p text:style-name="P9"><text:span text:style-name="T20">Annotation to use:</text:span></text:p>
            <text:list text:style-name="L2">
              <text:list-header>
                <text:p text:style-name="P9"><text:span text:style-name="T21">@Nullable</text:span></text:p>
                <text:p text:style-name="P9"><text:span text:style-name="T21">@Interned</text:span></text:p>
                <text:p text:style-name="P9"><text:span text:style-name="T21">@Immutable</text:span></text:p>
                <text:p text:style-name="P9"><text:span text:style-name="T21">@SwingCompassDirection</text:span></text:p>
                <text:p text:style-name="P9"><text:span text:style-name="T21">@BinaryName, @FQN</text:span></text:p>
                <text:p text:style-name="P9"><text:span text:style-name="T21">@Localized</text:span></text:p>
                <text:p text:style-name="P9"><text:span text:style-name="T21">@Regex</text:span></text:p>
                <text:p text:style-name="P9"><text:span text:style-name="T21">@Tainted</text:span></text:p>
                <text:p><text:span text:style-name="T21">@Lock</text:span></text:p>
                <text:p><text:span text:style-name="T21">@Rep, @Peer</text:span></text:p>
                <text:p><text:span text:style-name="T21">@Approx, </text:span><text:span text:style-name="T22">@Precis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rainstorming</text:p>
          </draw:text-box>
        </draw:frame>
        <draw:frame presentation:style-name="pr2" draw:layer="layout" svg:width="25.199cm" svg:height="13.61cm" svg:x="1.4cm" svg:y="4.914cm" presentation:class="outline">
          <draw:text-box>
            <text:list text:style-name="L2">
              <text:list-item>
                <text:p>What runtime exceptions do you wish to prevent?</text:p>
              </text:list-item>
              <text:list-item>
                <text:p>What properties are important for correctness?</text:p>
                <text:list>
                  <text:list-item>
                    <text:p>Dependency on values</text:p>
                  </text:list-item>
                  <text:list-item>
                    <text:p>Not on program structure, timing, ...</text:p>
                  </text:list-item>
                </text:list>
              </text:list-item>
              <text:list-item>
                <text:p>What properties do you always test fo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nteract</text:p>
          </draw:text-box>
        </draw:frame>
        <draw:frame presentation:style-name="pr2" draw:layer="layout" svg:width="25.199cm" svg:height="13.61cm" svg:x="1.4cm" svg:y="4.914cm" presentation:class="outline">
          <draw:text-box>
            <text:list text:style-name="L2">
              <text:list-item>
                <text:p>Let us try to develop that type system, or</text:p>
              </text:list-item>
              <text:list-item>
                <text:p>Use an existing checker on your code, or</text:p>
              </text:list-item>
              <text:list-item>
                <text:p>Try the demo in directory <text:span text:style-name="T5">pircbo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914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use-window-font-color="tru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189cm" svg:x="20.675cm" svg:y="19.5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05T18:15:16</meta:creation-date>
    <meta:editing-duration>PT130H13M31S</meta:editing-duration>
    <meta:editing-cycles>205</meta:editing-cycles>
    <dc:date>2011-06-21T16:17:57</dc:date>
    <meta:generator>OpenOffice.org/3.2$Linux OpenOffice.org_project/320m12$Build-9483</meta:generator>
    <dc:creator>Werner Dietl</dc:creator>
    <meta:printed-by>Werner Dietl</meta:printed-by>
    <meta:print-date>2011-06-20T21:28:28</meta:print-date>
    <meta:document-statistic meta:object-count="77"/>
  </office:meta>
</office:document-meta>
</file>